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5">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znesplan spółki afiszer.pl</text:p>
      <text:p text:style-name="P1">wykonanie Michał Georgiew</text:p>
      <text:p text:style-name="Standard"/>
      <text:p text:style-name="Standard">Czy rozwiązuję istotny problem klientów?</text:p>
      <text:p text:style-name="Standard"><text:tab/>Problem klienta polega na zbyt małej wiedzy do samodzielnego zoptymalizowania decyzji finansowej (np. o kredycie, lokacie, itp.).</text:p>
      <text:p text:style-name="Standard"/>
      <text:p text:style-name="Standard">Czy znam swoich klientów?</text:p>
      <text:p text:style-name="Standard"><text:tab/>Nie osobiście. Znam ich tylko wg. modelu zapotrzebowania. Moi klienci to osoby nierzadko w trudnej sytuacji finansowej a jednocześnie zmotywowani do działania konsekwencjami jakie mogą ich dotknąć z powodu swojego zadłużenia.</text:p>
      <text:p text:style-name="Standard"><text:tab/>Są to także firmy które w ciągu swojej działalności zebrały różne papiery wartościowe i chciałyby je skonsolidować lub zamienić na inne.</text:p>
      <text:p text:style-name="Standard"/>
      <text:p text:style-name="Standard">Co oferuję klientom?</text:p>
      <text:p text:style-name="Standard"/>
      <text:p text:style-name="Standard"><text:tab/>One-stop-shop usług finansowych dla klientów którzy zdecydują się poświęcić kilka minut czasu na zaplanowanie swojego portfela majątkowego na stronie www. Wprowadzając dane o podejmowanej decyzji finansowej osobie zostaną wskazane za pomocą tabeli najkorzystniejsze oferty spersonalizowane pod ich potrzebę.</text:p>
      <text:p text:style-name="Standard"/>
      <text:p text:style-name="Standard">Jakie cechy oferowanego rozwiązania zaspokajają główne potrzeby klientów?</text:p>
      <text:p text:style-name="Standard"/>
      <text:list xml:id="list833468618097906211" text:style-name="L1">
        <text:list-item>
          <text:p text:style-name="P5">Rozwiązanie jednoznacznie wskazuje które oferty kredytów, lokat, kont i kart płatniczych są najkorzystniejsze dla jego pojedynczej decyzji portfelowej.</text:p>
        </text:list-item>
      </text:list>
      <text:list xml:id="list41714524994048909" text:style-name="L2">
        <text:list-item>
          <text:p text:style-name="P6">Długoterminowy wskaźnik opłacalności programów lojalnościowych w branży finansowej.</text:p>
        </text:list-item>
        <text:list-item>
          <text:p text:style-name="P6">Możliwość dokładnego zaplanowania stawek i terminów płatności wynikających z różnych dokumentów finansowych w bezpieczny sposób tzn. ze sprawdzeniem przez algorytm poprawności wyliczeń klienta lub zaoferowanie wyliczeń z systemu komputerowego.</text:p>
        </text:list-item>
        <text:list-item>
          <text:p text:style-name="P6">Zachowanie poufności danych.</text:p>
        </text:list-item>
      </text:list>
      <text:p text:style-name="Standard"/>
      <text:p text:style-name="Standard">Jak dotrzeć do / pozyskać klientów ?</text:p>
      <text:p text:style-name="Standard"/>
      <text:list xml:id="list277432464895770466" text:style-name="L3">
        <text:list-item>
          <text:p text:style-name="P7">Reklama przekazywana w rozmowie (reklama poprzez polecenie).</text:p>
        </text:list-item>
        <text:list-item>
          <text:p text:style-name="P7">Kontakt przez portal internetowy.</text:p>
        </text:list-item>
        <text:list-item>
          <text:p text:style-name="P7">Obecność w mediach społecznościowych.</text:p>
        </text:list-item>
      </text:list>
      <text:p text:style-name="Standard"/>
      <text:p text:style-name="Standard">Jakie są źródła przychodów?</text:p>
      <text:p text:style-name="Standard"/>
      <text:p text:style-name="Standard"><text:tab/>Firma będzie zarabiać na sprzedaży obserwacji zachowań klientów bankom spółdzielczym i pożyczkodawcom pozabankowym.</text:p>
      <text:p text:style-name="Standard"/>
      <text:p text:style-name="Standard">Jak wygląda struktura kosztów?</text:p>
      <text:p text:style-name="Standard"/>
      <text:list xml:id="list8614346230215068415" text:style-name="L4">
        <text:list-item>
          <text:p text:style-name="P8">Hosting strony internetowej z podtrzymywaniem domeny: 12zł/rocznie</text:p>
        </text:list-item>
        <text:list-item>
          <text:p text:style-name="P8">Korespondowanie za pomocą usługi Envelo świadczonej przez Pocztę-Polską, tutaj koszt zmienny zależny od ilości zamówień.</text:p>
        </text:list-item>
        <text:list-item>
          <text:p text:style-name="P8">Wykonanie strony internetowej – praca własna.</text:p>
        </text:list-item>
        <text:list-item>
          <text:p text:style-name="P8">Akwizycja wobec przyszłych partnerów biznesowych – praca własna.</text:p>
        </text:list-item>
      </text:list>
      <text:p text:style-name="Standard"/>
      <text:p text:style-name="P3">Jak zmierzyć sukces?</text:p>
      <text:p text:style-name="Standard"/>
      <text:p text:style-name="Standard"><text:tab/>Początkowo przyjmę formę działalności hobbystycznej polegającej na oferowaniu usług i akumulowaniu pierwszych produktów w postaci baz danych zachowań klientów i kiedy wzrost ilości danych będzie odpowiednio duży (w pulach miesięcznych) aby stała się możliwa wypłata pensji sprzedam wyprodukowane informacje, a z pozyskanych pieniędzy sfinansuję rozpoczęcie działalności gospodarczej co będzie pierwszym sukcesem w mojej działalności.</text:p>
      <text:p text:style-name="Standard"/>
      <text:p text:style-name="Standard">Jaką mam przewagę nad konkurencją?</text:p>
      <text:p text:style-name="Standard"><text:tab/>Moją przewagą będzie rozbudowane rozwiązanie nie polegające jedynie na kalkulatorze lokat ale także na przyjaznej platformie wspomagającej planowanie dla osób niezwiązanych z branżą finansową. Zagregowanie rzeczywistych danych bez braków zgodnie z ideą dobra społeczności, nie stawianie na reklamę zainteresowanych a na sprzedaż zaobserwowanych rzeczywistych zachowań klientów.</text:p>
      <text:p text:style-name="Standard"/>
      <text:p text:style-name="P1">Informacja opracowana pod kątem Lean Canvas</text:p>
      <text:p text:style-name="P2"/>
      <text:list xml:id="list796181187340564521" text:style-name="L5">
        <text:list-item>
          <text:p text:style-name="P9">Problem</text:p>
          <text:list>
            <text:list-item>
              <text:p text:style-name="P9">Odnalezienie najtańszego konta, karty płatniczej, kredytu lub najbardziej opłacalnej lokaty.</text:p>
            </text:list-item>
            <text:list-item>
              <text:p text:style-name="P9">Obserwacja ofert składanych klientom przez firmy z długoterminową analizą opłacalności ich programów lojalnościowych.</text:p>
            </text:list-item>
            <text:list-item>
              <text:p text:style-name="P9">Planowanie decyzji finansowych w oparciu o komputerową analizę wskazującą terminy zapłaty i stawki oraz sposób zapłaty wraz z projekcją kosztów.</text:p>
            </text:list-item>
            <text:list-item>
              <text:p text:style-name="P9">Dostęp do tablicy ogłoszeń kupię/sprzedam gdzie będzie możliwość odnalezienia partnera biznesowego.</text:p>
            </text:list-item>
            <text:list-item>
              <text:p text:style-name="P9">Rozwiązanie innowacyjne polegające na wprowadzeniu interaktywnego pulpitu na którym będzie można zaplanować każdą kombinację spośród wyżej wskazanych problemów.</text:p>
            </text:list-item>
          </text:list>
          <text:p text:style-name="P9"/>
        </text:list-item>
        <text:list-item>
          <text:p text:style-name="P9">Segmenty klientów</text:p>
          <text:list>
            <text:list-item>
              <text:p text:style-name="P9">Firmy</text:p>
              <text:list>
                <text:list-item>
                  <text:p text:style-name="P9">Posortowane miejscowo – dostęp za wykorzystaniem książki telefonicznej.</text:p>
                </text:list-item>
                <text:list-item>
                  <text:p text:style-name="P9">Posortowane branżowo czyli wg przynależności do stowarzyszeń takich jak izby gospodarcze, stowarzyszenia – dostęp do ich adresów przez internet, również spis branżowy (żółte strony) w książkach telefonicznych.</text:p>
                </text:list-item>
                <text:list-item>
                  <text:p text:style-name="P9">Posortowane wg kapitalizacji, dostęp w rejestrze KRS.</text:p>
                </text:list-item>
              </text:list>
            </text:list-item>
            <text:list-item>
              <text:p text:style-name="P9">Osoby prywatne</text:p>
              <text:list>
                <text:list-item>
                  <text:p text:style-name="P9">Używające internetowych portalów społecznościowych – komunikacja przez portal społecznościowy.</text:p>
                </text:list-item>
                <text:list-item>
                  <text:p text:style-name="P9">Pozyskane poprzez klientów internetowych którzy polecili usługę osobie mało zorientowanej w sieci Internet z którą od momentu zainicjowania kontaktu będziemy się komunikować listownie.</text:p>
                </text:list-item>
              </text:list>
            </text:list-item>
          </text:list>
          <text:p text:style-name="P9"/>
          <text:p text:style-name="P9">Początkowo najbardziej dochodowi klienci to mikro i małe firmy o stosunkowo niewielkiej kapitalizacji które chciałby sobie poradzić z zadaniem wymagającym jednorazowego zastrzyku gotówki. Pomocne mogą się okazać dodatkowe algorytmy dla wyszczególnionych branż. Znajomość lokalizacji firmy będzie atutem w kontaktach pozwalającym na łatwiejsze odgadnięcie zamożności rynku i ewentualnej pozycji firm klientów.</text:p>
          <text:p text:style-name="P9">Klienci indywidualni będą rozróżniani na podstawie zdolności osobistych tj. otwartości na nowe rozwiązania i stabilności komunikacji (również kosztów komunikacji).</text:p>
          <text:p text:style-name="P9"/>
        </text:list-item>
        <text:list-item>
          <text:p text:style-name="P9"><text:soft-page-break/>Propozycja wartości dla odwiedzających</text:p>
          <text:list>
            <text:list-item>
              <text:p text:style-name="P9">Ręcznie uzupełniona baza danych z listą dostępnych na polskim rynku usług finansowych dostępnych przez internet. Ważne że będą to usługi dostępne przez internet ponieważ nie wymaga to odnalezienia placówki banku co zwiększa możliwośći odwiedzającego poza ofertę dostępną tylko bankach lokalnych.</text:p>
            </text:list-item>
            <text:list-item>
              <text:p text:style-name="P9">Analiza historyczna, wyróżniająca banki i parabanki które długoterminowo oferują najlepsze warunki w swoich ofertach.</text:p>
            </text:list-item>
            <text:list-item>
              <text:p text:style-name="P9">Pulpit do analiz i symulacji oraz tablica ofert (zamieszczanych przez społeczność zorganizowaną wokół mojej strony).</text:p>
            </text:list-item>
          </text:list>
          <text:p text:style-name="P9"/>
        </text:list-item>
        <text:list-item>
          <text:p text:style-name="P9">Rozwiązanie</text:p>
          <text:list>
            <text:list-item>
              <text:p text:style-name="P9">Sprawne sposób na szukanie najtańszej oferty spośród wszystkich ofert firm finansowych w Polsce.</text:p>
            </text:list-item>
            <text:list-item>
              <text:p text:style-name="P9">Informacje o spółkach z długoterminowo najlepszą ofertą dla swoich klientów.</text:p>
            </text:list-item>
            <text:list-item>
              <text:p text:style-name="P9">Wyliczenia terminów i zapłat za produkty finansowe.</text:p>
            </text:list-item>
            <text:list-item>
              <text:p text:style-name="P9">Dostęp do tablicy ogłoszeń o papierach wartościowych.</text:p>
            </text:list-item>
            <text:list-item>
              <text:p text:style-name="P9">Możliwość zachowania swoich wyliczeń i symulacji na serwerze serwisu.</text:p>
            </text:list-item>
            <text:list-item>
              <text:p text:style-name="P9">Częścią rozwiązania z czasem staną się również algorytmy wyliczające symulacje dla różnych branż firm klientów, albo dla zaspokojenia potrzeb w sytuacjach życiowych osób prywatnych które wymagają zdecydowania również w zakresie finansów.</text:p>
            </text:list-item>
          </text:list>
          <text:p text:style-name="P9"/>
        </text:list-item>
        <text:list-item>
          <text:p text:style-name="P9">Kanały dotarcia do klienta</text:p>
          <text:list>
            <text:list-item>
              <text:p text:style-name="P9">Akcja marketingowa wśród przyjaciół – rozesłanie listów znajomym aby polecali nasze usługi dalej.</text:p>
            </text:list-item>
            <text:list-item>
              <text:p text:style-name="P9">Założenie strony internetowej i jej promocja w internecie.</text:p>
            </text:list-item>
            <text:list-item>
              <text:p text:style-name="P9">Śmieszne komiksy rozsyłane za pomocą Facebooka.</text:p>
            </text:list-item>
          </text:list>
          <text:p text:style-name="P9"/>
        </text:list-item>
        <text:list-item>
          <text:p text:style-name="P9">Źródła przychodów</text:p>
          <text:list>
            <text:list-item>
              <text:p text:style-name="P9">Wybrany model biznesowy to: Model pośrednictwa informacyjnego</text:p>
            </text:list-item>
            <text:list-item>
              <text:p text:style-name="P9">Sprzedaż opracowanych informacji na temat zachowań klientów posortowane pod względem trzech kryteriów:</text:p>
              <text:list>
                <text:list-item>
                  <text:p text:style-name="P9">Miejsca</text:p>
                </text:list-item>
                <text:list-item>
                  <text:p text:style-name="P9">Branże</text:p>
                </text:list-item>
                <text:list-item>
                  <text:p text:style-name="P9">Zamożność osób lub kapitalizacja spółek</text:p>
                </text:list-item>
              </text:list>
            </text:list-item>
          </text:list>
        </text:list-item>
        <text:list-item>
          <text:p text:style-name="P9">Struktura kosztów:</text:p>
          <text:list>
            <text:list-item>
              <text:p text:style-name="P9">Niezbędne będzie:</text:p>
              <text:list>
                <text:list-item>
                  <text:p text:style-name="P9">Komputer – tablet Lenovo.</text:p>
                </text:list-item>
                <text:list-item>
                  <text:p text:style-name="P9">Drukarka – Canon PIXMA.</text:p>
                </text:list-item>
                <text:list-item>
                  <text:p text:style-name="P9">Oprogramowanie – wystarczy darmowe ściągnięte z internetu.</text:p>
                </text:list-item>
              </text:list>
            </text:list-item>
            <text:list-item>
              <text:p text:style-name="P9">Koszty stałe:</text:p>
              <text:list>
                <text:list-item>
                  <text:p text:style-name="P9">Wypłaty dla pracowników.</text:p>
                </text:list-item>
                <text:list-item>
                  <text:p text:style-name="P9">Koszty pracy: ZUS, podatki.</text:p>
                </text:list-item>
              </text:list>
            </text:list-item>
            <text:list-item>
              <text:p text:style-name="P9">Koszty zmienne:</text:p>
              <text:list>
                <text:list-item>
                  <text:p text:style-name="P9">Opłaty za media: prąd, telefon, internet,</text:p>
                </text:list-item>
                <text:list-item>
                  <text:p text:style-name="P9">Korespondencja listowna realizowana z pomocą Envelo.</text:p>
                </text:list-item>
                <text:list-item>
                  <text:p text:style-name="P9">Tusz do drukarki.</text:p>
                </text:list-item>
              </text:list>
            </text:list-item>
          </text:list>
        </text:list-item>
        <text:list-item>
          <text:p text:style-name="P9">Kluczowe wskaźniki:</text:p>
          <text:list>
            <text:list-item>
              <text:p text:style-name="P9">Moment w którym firma się zawiąże i rozpocznie się zarabianie – Sukces 1.</text:p>
            </text:list-item>
            <text:list-item>
              <text:p text:style-name="P9">Punkt w którym zainwestowany kapitał się zwróci – Sukces 2.</text:p>
            </text:list-item>
          </text:list>
          <text:p text:style-name="P9"/>
        </text:list-item>
        <text:list-item>
          <text:p text:style-name="P10">Przewaga konkurencyjna</text:p>
          <text:list>
            <text:list-item>
              <text:p text:style-name="P9">Kompleksowość i prostota rozwiązania, z portalem powinna móc sobie poradzić nawet osoba starsza niedawno przeszła na emeryturę.</text:p>
            </text:list-item>
            <text:list-item>
              <text:p text:style-name="P9">Wprowadzenie komunikacji dwukierunkowej nastawionej na zrealizowanie celu odwiedzającego. Dotychczas nie było portalu z symulacjami który realizował zadania, zapisywał wykonane obliczenia i sugerował na podstawie wprowadzonych danych nowych rozwiązań.</text:p>
            </text:list-item>
            <text:list-item>
              <text:p text:style-name="P9">Dostęp do ogromnego rynku światowego – strona pojawi się w wersji językowej po angielsku.</text:p>
            </text:list-item>
            <text:list-item>
              <text:p text:style-name="P9">Rozwiązanie wydaje się niełatwe do skopiowania ponieważ potrzeba wiedzy z zakresu inżynierii finansowej i informatyki – to połączenie unikalne.</text:p>
            </text:list-item>
            <text:list-item>
              <text:p text:style-name="P9">Na opisany rynek nie łatwo wejść, barierami są: języki (również programowania), zawód deficytowy (ekonomista-informatyk), potrzeba rozwoju tej usługi w rzeczywistości, odpowiedzi na prawdziwe problemy kontrahentów podczas wzrostu działalności.</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ł Georgiew</meta:initial-creator>
    <meta:creation-date>2016-11-01T17:39:07.31</meta:creation-date>
    <dc:date>2016-11-01T21:11:02.77</dc:date>
    <dc:creator>Michał Georgiew</dc:creator>
    <meta:editing-duration>PT16M42S</meta:editing-duration>
    <meta:editing-cycles>3</meta:editing-cycles>
    <meta:generator>OpenOffice/4.1.2$Win32 OpenOffice.org_project/412m3$Build-9782</meta:generator>
    <meta:printed-by>Michał Georgiew</meta:printed-by>
    <meta:print-date>2016-11-01T21:07:08.54</meta:print-date>
    <meta:document-statistic meta:table-count="0" meta:image-count="0" meta:object-count="0" meta:page-count="4" meta:paragraph-count="88" meta:word-count="1060" meta:character-count="8006"/>
  </office:meta>
</office:document-meta>
</file>